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SymbolMT" svg:font-family="SymbolMT"/>
    <style:font-face style:name="Arial1" svg:font-family="Arial" style:font-family-generic="swiss"/>
    <style:font-face style:name="Arial Black" svg:font-family="'Arial Black'" style:font-family-generic="swiss"/>
    <style:font-face style:name="Calibri1" svg:font-family="Calibri" style:font-family-generic="swiss"/>
    <style:font-face style:name="Times New Roman1" svg:font-family="'Times New 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 style:family="paragraph" style:parent-style-name="Standard">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3" style:family="paragraph" style:parent-style-name="Standard">
      <style:paragraph-properties fo:text-align="start" style:justify-single-word="false" style:text-autospace="none"/>
      <style:text-properties fo:color="#000000" style:font-name="Calibri" fo:font-size="14pt" fo:font-style="italic" style:font-name-asian="Arial1" style:font-size-asian="14pt" style:font-style-asian="italic" style:font-name-complex="Arial1" style:font-size-complex="14pt" style:font-style-complex="italic"/>
    </style:style>
    <style:style style:name="P4" style:family="paragraph" style:parent-style-name="Standard">
      <style:paragraph-properties fo:text-align="start" style:justify-single-word="false" style:text-autospace="none"/>
      <style:text-properties fo:color="#292929" style:font-name="Calibri" fo:font-size="14pt" fo:font-style="italic" style:font-name-asian="Arial1" style:font-size-asian="14pt" style:font-style-asian="italic" style:font-name-complex="Arial1" style:font-size-complex="14pt" style:font-style-complex="italic"/>
    </style:style>
    <style:style style:name="P5" style:family="paragraph" style:parent-style-name="Standard">
      <style:paragraph-properties fo:text-align="start" style:justify-single-word="false" style:text-autospace="none"/>
      <style:text-properties fo:color="#292929" style:font-name="Calibri" fo:font-size="14pt" fo:font-style="italic" fo:font-weight="bold" style:font-name-asian="Arial1" style:font-size-asian="14pt" style:font-style-asian="italic" style:font-weight-asian="bold" style:font-name-complex="Arial1" style:font-size-complex="14pt" style:font-style-complex="italic" style:font-weight-complex="bold"/>
    </style:style>
    <style:style style:name="P6" style:family="paragraph" style:parent-style-name="Standard">
      <style:paragraph-properties fo:text-align="start" style:justify-single-word="false" style:text-autospace="none"/>
      <style:text-properties fo:color="#292929" style:font-name="Calibri" fo:font-size="14pt" style:font-name-asian="Arial1" style:font-size-asian="14pt" style:font-name-complex="Arial1" style:font-size-complex="14pt"/>
    </style:style>
    <style:style style:name="P7" style:family="paragraph" style:parent-style-name="Standard">
      <style:paragraph-properties fo:text-align="start" style:justify-single-word="false" style:text-autospace="none"/>
      <style:text-properties fo:color="#292929" style:font-name="Calibri" fo:font-size="18pt" fo:font-style="italic" style:font-name-asian="Arial1" style:font-size-asian="18pt" style:font-style-asian="italic" style:font-name-complex="Arial1" style:font-size-complex="18pt" style:font-style-complex="italic"/>
    </style:style>
    <style:style style:name="P8" style:family="paragraph" style:parent-style-name="Standard">
      <style:paragraph-properties fo:text-align="start" style:justify-single-word="false" style:text-autospace="none"/>
      <style:text-properties fo:color="#365f92" style:font-name="Calibri" fo:font-size="14pt" fo:font-weight="bold" style:font-name-asian="Arial1" style:font-size-asian="14pt" style:font-weight-asian="bold" style:font-name-complex="Arial1" style:font-size-complex="14pt" style:font-weight-complex="bold"/>
    </style:style>
    <style:style style:name="P9" style:family="paragraph" style:parent-style-name="Standard">
      <style:paragraph-properties fo:text-align="start" style:justify-single-word="false" style:text-autospace="none"/>
      <style:text-properties fo:color="#2e74b6" style:font-name="Calibri" fo:font-size="14pt" style:font-name-asian="Arial1" style:font-size-asian="14pt" style:font-name-complex="Arial1" style:font-size-complex="14pt"/>
    </style:style>
    <style:style style:name="P10" style:family="paragraph" style:parent-style-name="Standard">
      <style:paragraph-properties fo:text-align="start" style:justify-single-word="false" style:text-autospace="none"/>
      <style:text-properties fo:color="#0563c2" style:font-name="Calibri" fo:font-size="14pt" style:font-name-asian="Calibri1" style:font-size-asian="14pt" style:font-name-complex="Calibri1" style:font-size-complex="14pt"/>
    </style:style>
    <style:style style:name="P11" style:family="paragraph" style:parent-style-name="Standard">
      <style:paragraph-properties fo:text-align="start" style:justify-single-word="false" style:text-autospace="none"/>
      <style:text-properties fo:color="#0563c2" style:font-name="Calibri" fo:font-size="14pt" style:font-name-asian="Times New Roman1" style:font-size-asian="14pt" style:font-name-complex="Times New Roman1" style:font-size-complex="14pt"/>
    </style:style>
    <style:style style:name="P12" style:family="paragraph" style:parent-style-name="Standard">
      <style:paragraph-properties fo:text-align="start" style:justify-single-word="false" style:text-autospace="none"/>
      <style:text-properties fo:color="#808080" style:font-name="Calibri" fo:font-size="14pt" fo:font-weight="bold" style:font-name-asian="Arial1" style:font-size-asian="14pt" style:font-weight-asian="bold" style:font-name-complex="Arial1" style:font-size-complex="14pt" style:font-weight-complex="bold"/>
    </style:style>
    <style:style style:name="P13" style:family="paragraph" style:parent-style-name="Standard">
      <style:paragraph-properties fo:text-align="start" style:justify-single-word="false" style:text-autospace="none"/>
      <style:text-properties fo:color="#800000" style:font-name="Calibri" fo:font-size="18pt" fo:font-weight="bold" style:font-name-asian="Arial1" style:font-size-asian="18pt" style:font-weight-asian="bold" style:font-name-complex="Arial1" style:font-size-complex="18pt" style:font-weight-complex="bold"/>
    </style:style>
    <style:style style:name="P14" style:family="paragraph" style:parent-style-name="Standard">
      <style:paragraph-properties fo:text-align="start" style:justify-single-word="false" fo:break-before="page" style:text-autospace="none"/>
      <style:text-properties fo:color="#000000" style:font-name="Calibri" fo:font-size="14pt" style:font-name-asian="Arial1" style:font-size-asian="14pt" style:font-name-complex="Arial1" style:font-size-complex="14pt"/>
    </style:style>
    <style:style style:name="P15" style:family="paragraph" style:parent-style-name="Standard" style:list-style-name="L1">
      <style:paragraph-properties fo:text-align="start" style:justify-single-word="false" style:text-autospace="none"/>
      <style:text-properties fo:color="#000000" style:font-name="Calibri" fo:font-size="14pt" fo:font-weight="bold" style:font-name-asian="Arial1" style:font-size-asian="14pt" style:font-weight-asian="bold" style:font-name-complex="Arial1" style:font-size-complex="14pt" style:font-weight-complex="bold"/>
    </style:style>
    <style:style style:name="P16" style:family="paragraph" style:parent-style-name="Standard" style:list-style-name="L2">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17" style:family="paragraph" style:parent-style-name="Standard" style:list-style-name="L3">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18" style:family="paragraph" style:parent-style-name="Standard" style:list-style-name="L4">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19" style:family="paragraph" style:parent-style-name="Standard" style:list-style-name="L5">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0" style:family="paragraph" style:parent-style-name="Standard" style:list-style-name="L6">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1" style:family="paragraph" style:parent-style-name="Standard" style:list-style-name="L7">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2" style:family="paragraph" style:parent-style-name="Standard" style:list-style-name="L8">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3" style:family="paragraph" style:parent-style-name="Standard" style:list-style-name="L9">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4" style:family="paragraph" style:parent-style-name="Standard" style:list-style-name="L10">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5" style:family="paragraph" style:parent-style-name="Standard" style:list-style-name="L11">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6" style:family="paragraph" style:parent-style-name="Standard" style:list-style-name="L12">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7" style:family="paragraph" style:parent-style-name="Standard" style:list-style-name="L14">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8" style:family="paragraph" style:parent-style-name="Standard" style:list-style-name="L15">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29" style:family="paragraph" style:parent-style-name="Standard" style:list-style-name="L16">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0" style:family="paragraph" style:parent-style-name="Standard" style:list-style-name="L17">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1" style:family="paragraph" style:parent-style-name="Standard" style:list-style-name="L18">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2" style:family="paragraph" style:parent-style-name="Standard" style:list-style-name="L19">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3" style:family="paragraph" style:parent-style-name="Standard" style:list-style-name="L20">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4" style:family="paragraph" style:parent-style-name="Standard" style:list-style-name="L21">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5" style:family="paragraph" style:parent-style-name="Standard" style:list-style-name="L22">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6" style:family="paragraph" style:parent-style-name="Standard" style:list-style-name="L23">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7" style:family="paragraph" style:parent-style-name="Standard" style:list-style-name="L24">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8" style:family="paragraph" style:parent-style-name="Standard">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39" style:family="paragraph" style:parent-style-name="Standard" style:list-style-name="L25">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40" style:family="paragraph" style:parent-style-name="Standard" style:list-style-name="L26">
      <style:paragraph-properties fo:text-align="start" style:justify-single-word="false" style:text-autospace="none"/>
      <style:text-properties fo:color="#000000" style:font-name="Calibri" fo:font-size="14pt" style:font-name-asian="Arial1" style:font-size-asian="14pt" style:font-name-complex="Arial1" style:font-size-complex="14pt"/>
    </style:style>
    <style:style style:name="P41" style:family="paragraph" style:parent-style-name="Standard" style:list-style-name="L13">
      <style:text-properties fo:color="#000000" style:font-name="Calibri" fo:font-size="14pt" style:font-name-asian="Arial1" style:font-size-asian="14pt" style:font-name-complex="Arial1" style:font-size-complex="14pt"/>
    </style:style>
    <style:style style:name="P42" style:family="paragraph" style:parent-style-name="Standard" style:list-style-name="L3">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3" style:family="paragraph" style:parent-style-name="Standard" style:list-style-name="L16">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4" style:family="paragraph" style:parent-style-name="Standard" style:list-style-name="L17">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5" style:family="paragraph" style:parent-style-name="Standard" style:list-style-name="L20">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6" style:family="paragraph" style:parent-style-name="Standard" style:list-style-name="L21">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7" style:family="paragraph" style:parent-style-name="Standard" style:list-style-name="L23">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8" style:family="paragraph" style:parent-style-name="Standard" style:list-style-name="L26">
      <style:paragraph-properties fo:text-align="start" style:justify-single-word="false" style:text-autospace="none"/>
      <style:text-properties fo:color="#000000" style:font-name="Calibri" fo:font-size="14pt" style:font-name-asian="Arial Black" style:font-size-asian="14pt" style:font-name-complex="Arial Black" style:font-size-complex="14pt"/>
    </style:style>
    <style:style style:name="P49" style:family="paragraph" style:parent-style-name="Standard" style:list-style-name="L13"/>
    <style:style style:name="P50" style:family="paragraph" style:parent-style-name="Standard">
      <style:paragraph-properties fo:text-align="start" style:justify-single-word="false" style:text-autospace="none"/>
      <style:text-properties fo:color="#365f92" style:font-name="Calibri" fo:font-size="14pt" fo:font-weight="bold" style:font-name-asian="Arial1" style:font-size-asian="14pt" style:font-weight-asian="bold" style:font-name-complex="Arial1" style:font-size-complex="14pt" style:font-weight-complex="bold"/>
    </style:style>
    <style:style style:name="P51" style:family="paragraph" style:parent-style-name="Standard" style:list-style-name="L1">
      <style:paragraph-properties fo:margin-top="0cm" fo:margin-bottom="0.101cm" fo:text-align="start" style:justify-single-word="false" style:text-autospace="none"/>
      <style:text-properties fo:color="#000000" style:font-name="Calibri" fo:font-size="14pt" fo:font-weight="bold" style:font-name-asian="Arial1" style:font-size-asian="14pt" style:font-weight-asian="bold" style:font-name-complex="Arial1" style:font-size-complex="14pt" style:font-weight-complex="bold"/>
    </style:style>
    <style:style style:name="P52" style:family="paragraph" style:parent-style-name="Standard" style:list-style-name="L1">
      <style:paragraph-properties fo:margin-top="0cm" fo:margin-bottom="0.101cm" fo:text-align="start" style:justify-single-word="false" style:text-autospace="none"/>
      <style:text-properties fo:color="#000000" style:font-name="Calibri" fo:font-size="14pt" style:font-name-asian="Arial1" style:font-size-asian="14pt" style:font-name-complex="Arial1" style:font-size-complex="14pt"/>
    </style:style>
    <style:style style:name="P53" style:family="paragraph" style:list-style-name="L10"/>
    <style:style style:name="T1" style:family="text">
      <style:text-properties fo:color="#292929"/>
    </style:style>
    <style:style style:name="T2" style:family="text">
      <style:text-properties fo:color="#292929" style:font-name="Calibri" fo:font-size="14pt" style:font-name-asian="Arial1" style:font-size-asian="14pt" style:font-name-complex="Arial1" style:font-size-complex="14pt"/>
    </style:style>
    <style:style style:name="T3" style:family="text">
      <style:text-properties fo:color="#2e74b6" fo:font-weight="bold" style:font-name-asian="Arial1" style:font-weight-asian="bold" style:font-name-complex="Arial1" style:font-weight-complex="bold"/>
    </style:style>
    <style:style style:name="T4" style:family="text">
      <style:text-properties fo:color="#2e74b6" fo:font-weight="bold" style:font-weight-asian="bold" style:font-weight-complex="bold"/>
    </style:style>
    <style:style style:name="T5" style:family="text">
      <style:text-properties style:font-name-asian="Arial1" style:font-name-complex="Arial1"/>
    </style:style>
    <style:style style:name="T6" style:family="text">
      <style:text-properties style:font-name-asian="SymbolMT" style:font-name-complex="SymbolMT"/>
    </style:style>
    <style:style style:name="T7" style:family="text">
      <style:text-properties style:font-name-asian="Courier New" style:font-name-complex="Courier New"/>
    </style:style>
    <style:style style:name="T8" style:family="text">
      <style:text-properties fo:color="#000000" style:font-name="Calibri" fo:font-size="14pt" style:font-name-asian="Arial1" style:font-size-asian="14pt" style:font-name-complex="Arial1" style:font-size-complex="14pt"/>
    </style:style>
    <style:style style:name="T9"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l sistema Nacional de Estadística de España</text:p>
      <text:p text:style-name="P7"/>
      <text:list xml:id="list43583037" text:style-name="L1">
        <text:list-item>
          <text:p text:style-name="P15">La Ley de la Función Estadística Pública </text:p>
        </text:list-item>
      </text:list>
      <text:p text:style-name="P1"/>
      <text:list xml:id="list26363186" text:continue-numbering="true" text:style-name="L1">
        <text:list-item>
          <text:p text:style-name="P51">Estructura del Sistema Nacional de Estadística de España</text:p>
        </text:list-item>
      </text:list>
      <text:list xml:id="list43233119" text:style-name="L1">
        <text:list-item>
          <text:list>
            <text:list-item>
              <text:p text:style-name="P51">Agentes encargados de la producción de estadísticas estatales</text:p>
              <text:list>
                <text:list-item>
                  <text:p text:style-name="P52">El Instituto Nacional de Estadística. Organismo autónomo de carácter administrativo que queda sometido a legislación específica.</text:p>
                </text:list-item>
                <text:list-item>
                  <text:p text:style-name="P52">Otros servicios de estadística</text:p>
                </text:list-item>
              </text:list>
            </text:list-item>
            <text:list-item>
              <text:p text:style-name="P51">Órganos Colegiados</text:p>
              <text:list>
                <text:list-item>
                  <text:p text:style-name="P52">El Consejo Superior de Estadística </text:p>
                </text:list-item>
                <text:list-item>
                  <text:p text:style-name="P52">La Comisión Interministerial de Estadística, para fortalecer la coordinación horizontal entre los productores.</text:p>
                </text:list-item>
                <text:list-item>
                  <text:p text:style-name="P52">El Comité Interterritorial de Estadística, encargado de facilitar la coordinación y potenciar la cooperación entre los servicios estadísticos estataels y autonómicos.</text:p>
                </text:list-item>
              </text:list>
            </text:list-item>
            <text:list-item>
              <text:p text:style-name="P51">Planificación y producción estadística </text:p>
              <text:list>
                <text:list-item>
                  <text:p text:style-name="P52">Plan Estadístico Nacional (PEN)</text:p>
                </text:list-item>
                <text:list-item>
                  <text:p text:style-name="P52">Programas anuales desarrollo (PA)</text:p>
                </text:list-item>
                <text:list-item>
                  <text:p text:style-name="P52">El Inventario de Operaciones Estadísticas (IOE) </text:p>
                </text:list-item>
              </text:list>
            </text:list-item>
          </text:list>
        </text:list-item>
      </text:list>
      <text:p text:style-name="P5"/>
      <text:p text:style-name="P8">La Ley de la Función Estadística Pública</text:p>
      <text:p text:style-name="P1">La Ley 12/1989, de 9 de mayo, de la Función Estadística Pública es la norma que regula la actividad estadística estatal en España.</text:p>
      <text:list xml:id="list43587432" text:style-name="L2">
        <text:list-item>
          <text:list>
            <text:list-item>
              <text:list>
                <text:list-header>
                  <text:p text:style-name="P16"/>
                </text:list-header>
              </text:list>
            </text:list-item>
          </text:list>
        </text:list-item>
      </text:list>
      <text:p text:style-name="P1">Hitos históricos:</text:p>
      <text:p text:style-name="P1"/>
      <text:list xml:id="list43587011" text:style-name="L3">
        <text:list-item>
          <text:p text:style-name="P42"><text:span text:style-name="T6">1856. Arranque de las Es</text:span><text:span text:style-name="T5">tadísticas oficiales , creación de la Comisión Estadística del Reino.</text:span></text:p>
        </text:list-item>
        <text:list-item>
          <text:p text:style-name="P17">1945 <text:s/>Primera Ley de Estadística, que crea el Instituto Nacional de Estadística (INE).</text:p>
        </text:list-item>
        <text:list-item>
          <text:p text:style-name="P17">1964 se instaló en el INE el primer ordenador, que no operó a pleno rendimiento hasta cuatro años después.</text:p>
        </text:list-item>
        <text:list-item>
          <text:p text:style-name="P17">1989 (9 de mayo), se promulgó la Ley de la Función Estadística Pública, que rige la actividad estadística estatal en la actualidad.</text:p>
        </text:list-item>
      </text:list>
      <text:p text:style-name="P6"/>
      <text:p text:style-name="P4"/>
      <text:list xml:id="list43586698" text:style-name="L4">
        <text:list-item>
          <text:p text:style-name="P18">Las necesidades de información estadística por parte de la sociedad no han <text:soft-page-break/>dejado de crecer, por lo que se ha multiplicado el número de operaciones estadísticas que deben ejecutar los servicios públicos.</text:p>
        </text:list-item>
        <text:list-item>
          <text:p text:style-name="P18">La estadística oficial se configura como una herramienta básica para el funcionamiento del Estado, como soporte en la ayuda de la toma de decisiones.</text:p>
        </text:list-item>
        <text:list-item>
          <text:p text:style-name="P18">Se han abierto nuevos campos de investigación, como <text:s/>la ciencia y tecnología, el medio ambiente o los indicadores de desarrollo sostenible.</text:p>
        </text:list-item>
        <text:list-item>
          <text:p text:style-name="P18">A ello han contribuido sin duda los avances en las nuevas tecnologías, que han hecho posible el tratamiento informático de la información en todas las fases del proceso: desde el diseño muestral hasta la difusión de los resultados, sin olvidar la recogida de la información y su análisis.</text:p>
        </text:list-item>
        <text:list-item>
          <text:p text:style-name="P18">Por eso, resulta necesario regular el manejo informático de los datos y sobre todo salvaguardar la protección de la intimidad de los ciudadanos.</text:p>
        </text:list-item>
        <text:list-item>
          <text:p text:style-name="P18">Igualmente, es necesario regular las relaciones del Estado en materia estadística con las Comunidades Autónomas españolas y las instituciones internacionales, además de cumplir con los requerimientos específicos europeos de información.</text:p>
        </text:list-item>
      </text:list>
      <text:p text:style-name="P8">3.1.2. Contenido y estructura</text:p>
      <text:list xml:id="list43596892" text:style-name="L5">
        <text:list-item>
          <text:p text:style-name="P19">La Constitución de 1978,establece de manera clara y precisa que “el Estado tiene competencia exclusiva sobre la estadística para fines estatales”.</text:p>
        </text:list-item>
        <text:list-item>
          <text:p text:style-name="P19">La Ley de la Función Estadística Pública(LFEP) regula la función estadística para fines estatales, la planificación estadística nacional, la elaboración de las operaciones estadísticas desarrolladas por los servicios dela Administración del Estado y la organización de estos servicios y sus relaciones en materia estadística con otros servicios estadísticos, ya sea de las comunidades autónomas, las corporaciones locales, la Unión Europea o del resto de organismos internacionales.</text:p>
        </text:list-item>
      </text:list>
      <text:list xml:id="list43606883" text:style-name="L6">
        <text:list-item>
          <text:p text:style-name="P20">La Ley consagra los principios por los que se rige la actividad estadística estatal, regula la recogida de datos, su conservación y la difusión de resultados, instituye las condiciones en que la respuesta es obligatoria, reglamenta el secreto estadístico, introduce la planificaciónde <text:s/>la producción de estadísticas y regula la actuación de los órganos estadísticos, tanto ejecutivos como consultivos.</text:p>
        </text:list-item>
        <text:list-item>
          <text:p text:style-name="P20">Según la LFEP, los agentes que desarrollan la función estadística pública en el ámbito de la Administración del Estado son: el Instituto Nacional de Estadística (INE), las unidades de los departamentos ministeriales y de cualesquiera otras entidades públicas de ella dependientes a las que se haya encomendado aquella función y el Consejo Superior de Estadística. A éstos, deben añadirse, también, como órganos consultivos: la Comisión Interministerial de Estadística y el Comité Interterritorial de Estadística. </text:p>
        </text:list-item>
        <text:list-item>
          <text:p text:style-name="P20">Por otra parte, se establecen los principios que han de regir la recogida de <text:soft-page-break/>datos con</text:p>
        </text:list-item>
        <text:list-item>
          <text:p text:style-name="P20">finalidad estadística: secreto, transparencia, especialidad y proporcionalidad.</text:p>
        </text:list-item>
        <text:list-item>
          <text:p text:style-name="P20">Además, la Ley insta a los servicios estadísticos estatales a utilizar el mismo sistema normalizado de conceptos, definiciones, unidades estadísticas, clasificaciones, nomenclaturas y códigos, de manera que sea posible comparar, integrar y analizar la información primaria y los resultados finales.</text:p>
        </text:list-item>
      </text:list>
      <text:p text:style-name="P3"/>
      <text:p text:style-name="P3"/>
      <text:p text:style-name="P3">Cuadro 4. Principios que regirán la recogida de datos con fines estadísticos</text:p>
      <text:p text:style-name="P2"><text:span text:style-name="T3">Secreto</text:span><text:span text:style-name="T5">: los servicios estadísticos están obligados a preservar el secreto estadístico y garantizar la confidencialidad de los informantes (ciudadanos o empresas).</text:span></text:p>
      <text:p text:style-name="P2"><text:span text:style-name="T3">Transparencia</text:span><text:span text:style-name="T5">: los servicios estadísticos están obligados a proporcionar a los informantes información sobre la protección de sus datos y la finalidad con la que se recaba la información.</text:span></text:p>
      <text:p text:style-name="P2"><text:span text:style-name="T3">Especialidad</text:span><text:span text:style-name="T5">: los datos recogidos para la elaboración de estadísticas deben ser destinados para fines estadísticos y no se les puede dar otro fin.</text:span></text:p>
      <text:p text:style-name="P1"><text:span text:style-name="T4">Proporcionalidad</text:span>: el volumen de información que se solicita se debe corresponder con los resultados que se obtendrán de ella.</text:p>
      <text:p text:style-name="P1">Fuente: Elaboración propia.</text:p>
      <text:p text:style-name="P4"/>
      <text:list xml:id="list43594248" text:style-name="L7">
        <text:list-item>
          <text:p text:style-name="P21">Además, se determina la obligatoriedad de los informantes de facilitar la información requerida por los servicios estadísticos para la elaboración de las estadísticas para fines estatales, que son las que se incluyen en el Plan Estadístico Nacional. </text:p>
        </text:list-item>
        <text:list-item>
          <text:p text:style-name="P21">Como contrapartida, los servicios estadísticos deberán dar la mayor difusión posible de los resultados estadísticos, así como facilitar la información relacionada que se solicite, siempre y cuando se salvaguarde el secreto estadístico y la confidencialidad de la unidad informante.</text:p>
        </text:list-item>
        <text:list-item>
          <text:p text:style-name="P21">Otros aspectos adicionales que se incluyen en la Ley : el Instituto Nacional de Estadística, los otros servicios estadísticos de la Administración del Estado, el Consejo Superior de Estadística y el Plan Estadístico Nacional.</text:p>
        </text:list-item>
      </text:list>
      <text:p text:style-name="P1"/>
      <text:p text:style-name="P9"/>
      <text:p text:style-name="P1"/>
      <text:p text:style-name="P14"/>
      <text:p text:style-name="P8">3.2. Estructura del Sistema Nacional de Estadística de España</text:p>
      <text:p text:style-name="P4"/>
      <text:p text:style-name="P10">https://www.youtube.com/watch?feature=player_embedded&amp;v=Ul5QhRnnqLo</text:p>
      <text:p text:style-name="P1"/>
      <text:list xml:id="list43605358" text:style-name="L8">
        <text:list-item>
          <text:p text:style-name="P22">El Sistema Estadístico <text:s/>Estatal es el encargado de elaborar las estadísticas oficiales del Estado Español, así como de las estadísticas oficiales del Sistema Estadístico Europeo.</text:p>
        </text:list-item>
        <text:list-item>
          <text:p text:style-name="P22">Se define atendiendo a tres pilares fundamentales:</text:p>
        </text:list-item>
        <text:list-item>
          <text:p text:style-name="P22"><text:tab/> las normas que rigen el funcionamiento del sistema, </text:p>
        </text:list-item>
        <text:list-item>
          <text:p text:style-name="P22"><text:tab/>los agentes participantes y</text:p>
        </text:list-item>
        <text:list-item>
          <text:p text:style-name="P22"><text:tab/>las estadísticas que se elaboran en dicho sistema.</text:p>
          <text:p text:style-name="P22"/>
        </text:list-item>
        <text:list-item>
          <text:p text:style-name="P22">la actividad estadística estatal se rige por la Ley de la Función Estadística Pública, </text:p>
        </text:list-item>
        <text:list-item>
          <text:p text:style-name="P22">Además, la Ley determina los agentes que participan en la elaboración de las estadísticas públicas estatales, sus funciones, competencias, relaciones entre ellos y regula la actuación de los órganos estadísticos, tanto ejecutivos como consultivos.</text:p>
        </text:list-item>
        <text:list-item>
          <text:p text:style-name="P22">Atendiendo a una clasificación primaria de los grupos de interés, los agentes participantes en el Sistema Estadístico Estatal se pueden dividir en tres grandes grupos: productores, informantes y usuarios.</text:p>
        </text:list-item>
        <text:list-item>
          <text:p text:style-name="P22">De este modo, la LFEP insta a los servicios estadísticos de la Administración del Estado a producir las estadísticas para fines estatales que demandan los usuarios utilizando los datos que les proporcionan los informantes.</text:p>
        </text:list-item>
      </text:list>
      <text:p text:style-name="P1"/>
      <text:list xml:id="list43593216" text:style-name="L9">
        <text:list-item>
          <text:p text:style-name="P23">La función estadística pública en el ámbito de la Administración del Estado se desarrolla, según la LFEP, por:</text:p>
        </text:list-item>
        <text:list-item>
          <text:p text:style-name="P23">El Instituto Nacional de Estadística,</text:p>
        </text:list-item>
        <text:list-item>
          <text:p text:style-name="P23">Las unidades de los departamentos ministeriales y de otras entidades públicas</text:p>
        </text:list-item>
        <text:list-item>
          <text:p text:style-name="P23">dependientes a las que se les haya encomendado esa función, y</text:p>
        </text:list-item>
        <text:list-item>
          <text:p text:style-name="P23">El Consejo Superior de Estadística (órgano de carácter consultivo).</text:p>
        </text:list-item>
        <text:list-item>
          <text:p text:style-name="P23">Deben añadirse además los órganos Comisión Interministerial de Estadística y Comité Interterritorial de Estadística, órganos de coordinación y de cooperación. </text:p>
        </text:list-item>
      </text:list>
      <text:p text:style-name="P1"/>
      <text:p text:style-name="P1">Los informantes :</text:p>
      <text:list xml:id="list43596266" text:style-name="L10">
        <text:list-item>
          <text:p><text:span text:style-name="T8">Las personas físicas, que constituyen la fuente principal de las encuestas a</text:span></text:p>
        </text:list-item>
        <text:list-item>
          <text:p text:style-name="P24">hogares (encuestas demográficas, sociales y algunas económicas).</text:p>
        </text:list-item>
        <text:list-item>
          <text:p text:style-name="P24">Las empresas (o personas jurídicas), fuente principal de las encuestas a empresas.</text:p>
        </text:list-item>
        <text:list-item>
          <text:p text:style-name="P24"><text:soft-page-break/>La administración pública , que dispone de numerosos registros administrativos, los cuales gracias a los avances tecnológicos y a la proliferación de las llamadas administraciones electrónicas, constituyen la base principal de una gran mayoría de estadísticas y sirven de apoyo a otras tantas operaciones de gran envergadura (entre las que cabe destacar el último Censo de Población y Viviendas de 2011 en España).</text:p>
        </text:list-item>
      </text:list>
      <text:p text:style-name="P1"/>
      <text:p text:style-name="P1">Los usuarios:</text:p>
      <text:list xml:id="list43613046" text:style-name="L11">
        <text:list-item>
          <text:p text:style-name="P25"><text:s/>Las Instituciones Públicas, ya sean administraciones públicas españolas (estatales, autonómicas o locales), la Unión Europea o bien otros organismos internacionales (Naciones Unidas, OCDE, …), </text:p>
        </text:list-item>
        <text:list-item>
          <text:p text:style-name="P25">Resto de usuarios: organizaciones empresariales o sindicatos, los investigadores (universitarios o servicios de estudios privados), los analistas y medios especializados y la sociedad en general.</text:p>
        </text:list-item>
      </text:list>
      <text:p text:style-name="P1"/>
      <text:p text:style-name="P1">Relaciones entre informantes, productores y usuarios : </text:p>
      <text:list xml:id="list43592803" text:style-name="L12">
        <text:list-item>
          <text:p text:style-name="P26">Los usuarios demandan estadísticas de calidad, elaboradas de manera imparcial y oportuna, con el menor coste posible y que sus resultados se difundan amplia y puntualmente y en un formato accesible.</text:p>
        </text:list-item>
        <text:list-item>
          <text:p text:style-name="P26">Los informantes seleccionados en una estadística para fines estatales tienen la obligación de proporcionar la información que se les solicite .</text:p>
        </text:list-item>
        <text:list-item>
          <text:p text:style-name="P26">Los productores (los servicios estadísticos estatales) tienen que elaborar sus estadísticas de manera independiente con la mayor calidad posible, garantizando el secreto estadístico de los informantes y optimizando la utilización de sus recursos propios (económicos, humanos y materiales), de modo que se minimice la carga de respuesta de los informantes y se puedan compartir y reutilizar las herramientas empleadas en el proceso estadístico.</text:p>
        </text:list-item>
      </text:list>
      <text:p text:style-name="P4"/>
      <text:p text:style-name="P1">Desde un enfoque regional, los servicios estadísticos de la Administración del Estado conviven con las Oficinas Centrales de Estadística de las Comunidades Autónomas (OCECA), que pueden elaborar estadísticas para fines autonómicos.</text:p>
      <text:p text:style-name="P1"/>
      <text:p text:style-name="P1">Pero desde una óptica global, los indicadores nacionales y regionales de España que se manejan como cifras oficiales a nivel internacional provienen de los resultados obtenidos por el Sistema Estadístico Estatal.</text:p>
      <text:p text:style-name="P1"/>
      <text:p text:style-name="P1">Se puede considerar el Sistema Estadístico Estatal como un sistema centralizado, ya que la producción estadística estatal es responsabilidad de la Administración General del Estado. Sin embargo, existe cierta desconcentración sectorial, en la medida que los servicios estadísticos de los departamentos ministeriales producen estadísticas de su ámbito para fines estatales, aunque en ningún caso son todas las estadísticas del sector. De hecho, la existencia de varios productores hace necesaria la <text:soft-page-break/>coordinación entre ellos a través de la Comisión Interministerial de Estadística.</text:p>
      <text:p text:style-name="P1">Territorialmente, el propio Instituto Nacional de Estadística cuenta con delegaciones</text:p>
      <text:p text:style-name="P1">territoriales en cada una de las provincias españolas. Desde estas oficinas se organizan algunas tareas relacionadas con la producción estadística, principalmente la recogida de información.</text:p>
      <text:p text:style-name="P8"/>
      <text:p text:style-name="P8">El Instituto Nacional de Estadística</text:p>
      <text:p text:style-name="P11">https://youtu.be/L6lqbSoDmOE</text:p>
      <text:p text:style-name="P3"/>
      <text:p text:style-name="P1">El Instituto Nacional de Estadística (INE) constituye el organismo central de Estadística de España.</text:p>
      <text:p text:style-name="P1"/>
      <text:p text:style-name="P1">Entre sus funciones destacan:</text:p>
      <text:list xml:id="list43583646" text:style-name="L13">
        <text:list-item>
          <text:p text:style-name="P41">La coordinación general de los servicios estadísticos de la Administración del Estado, y </text:p>
        </text:list-item>
        <text:list-item>
          <text:p text:style-name="P41">La realización de las operaciones estadísticas de mayor envergadura en el país (censos de población, de viviendas y agrario, <text:s/>cuentas nacionales y numerosas estadísticas demográficas y sociales de interés nacional e importantes indicadores económicos y sociales (IPC , PIB).</text:p>
        </text:list-item>
        <text:list-item>
          <text:p text:style-name="P49"><text:span text:style-name="T2">L</text:span><text:span text:style-name="T8">a coordinación y mantenimiento del directorio central de empresas,</text:span></text:p>
        </text:list-item>
        <text:list-item>
          <text:p text:style-name="P41">La formación del censo electoral y </text:p>
        </text:list-item>
        <text:list-item>
          <text:p text:style-name="P41">La coordinación de los Padrones Municipales de Habitantes y la formación del Padrón Continuo (incluido el PERE). </text:p>
        </text:list-item>
      </text:list>
      <text:p text:style-name="P1"/>
      <text:p text:style-name="P1">Para el desarrollo de estas funciones, el Instituto Nacional de Estadística se constituye como un organismo autónomo de carácter administrativo, con personalidad jurídica y patrimonio propio. En la actualidad, está adscrito al Ministerio de Economía yCompetitividad a través de la Secretaría de Estado de Economía y goza de la capacidad funcional necesaria que garantice su neutralidad operativa: Cuenta con alrededor de 4.000 empleados, de los que aproximadamente 700 pertenecen a los cuerpos estadísticos del Estado: Cuerpo Superior de Estadísticos del Estado y Cuerpo de Diplomados en Estadística del Estado.</text:p>
      <text:p text:style-name="P1"/>
      <text:p text:style-name="P1">A grandes rasgos, el INE organiza las operaciones estadísticas que elabora en grupos</text:p>
      <text:p text:style-name="P1">temáticos y cuenta con departamentos especializados para ello. <text:s/>También cuenta con otras unidades encargadas de la difusión de los resultados de las estadísticas, las relaciones con organismos internacionales, la elaboración de metodologías y estándares de calidad en los procesos, el uso de la tecnología para procesar los datos de los informantes, el diseño de muestras representativas y la planificación del trabajo de campo, entre otros.</text:p>
      <text:p text:style-name="P1"/>
      <text:p text:style-name="P1"/>
      <text:p text:style-name="P1"><text:soft-page-break/>Corresponden al INE, entre otras, las siguientes funciones:</text:p>
      <text:list xml:id="list43612129" text:style-name="L14">
        <text:list-item>
          <text:p text:style-name="P27">Coordinar de manera general los servicios estadísticos de la Administración del Estado, y vigilar, controlar y supervisar sus competencias de carácter técnico.</text:p>
        </text:list-item>
        <text:list-item>
          <text:p text:style-name="P27">Formular el anteproyecto del Plan Estadístico Nacional y sus programas anuales, en colaboración con los servicios estadísticos de los Departamentos ministeriales y de las demás entidades públicas de la Administración del Estado y de las Comunidades Autónomas.</text:p>
        </text:list-item>
        <text:list-item>
          <text:p text:style-name="P27">Proponer normas sobre conceptos, definiciones, unidades, estadísticas,</text:p>
          <text:p text:style-name="P27">clasificaciones, nomenclaturas y códigos para la clasificación de los datos y la</text:p>
          <text:p text:style-name="P27">presentación de resultados; así como investigar, desarrollar, perfeccionar y aplicarla metodología estadística y apoyar y dar asistencia técnica al resto de <text:s/>servicios estadísticos en la utilización de esta metodología.</text:p>
        </text:list-item>
        <text:list-item>
          <text:p text:style-name="P27">Aplicar y velar por el cumplimiento de las normas del secreto estadístico en la</text:p>
        </text:list-item>
        <text:list-item>
          <text:p text:style-name="P27">elaboración de las estadísticas para fines estatales.</text:p>
        </text:list-item>
        <text:list-item>
          <text:p text:style-name="P27">Utilizar y promover el uso con fines estadísticos de los datos de fuentes administrativas, así como elaborar directorios con estos fines.</text:p>
        </text:list-item>
        <text:list-item>
          <text:p text:style-name="P27">Coordinar y mantener, en colaboración con los servicios estadísticos estatales, registros y directorios, como marco para la realización de estadísticas para fine s estatales.</text:p>
        </text:list-item>
        <text:list-item>
          <text:p text:style-name="P27">Elaborar y ejecutar todas las operaciones estadísticas que le sean encomendadas en el Plan Estadístico Nacional, entre las que se encuentran las ya citadas anteriormente:</text:p>
        </text:list-item>
        <text:list-item>
          <text:p text:style-name="P27">Los censos generales,demográficos y económicos </text:p>
        </text:list-item>
        <text:list-item>
          <text:p text:style-name="P27">Un sistema integrado de estadísticas demográficas y sociales y un sistema</text:p>
        </text:list-item>
        <text:list-item>
          <text:p text:style-name="P27">de indicadores sociales.</text:p>
        </text:list-item>
        <text:list-item>
          <text:p text:style-name="P27">Un sistema integrado de cuentas económicas y un sistema de indicadores</text:p>
        </text:list-item>
        <text:list-item>
          <text:p text:style-name="P27">económicos.</text:p>
        </text:list-item>
        <text:list-item>
          <text:p text:style-name="P27">Desarrollar y mantener un sistema integrado de información estadística coordinado con el resto de sistemas, así como el inventario de las estadísticas disponibles.</text:p>
        </text:list-item>
        <text:list-item>
          <text:p text:style-name="P27">Publicar y difundir los resultados y la metodología de sus estadísticas, así como promover la difusión del resto de estadísticas incluidas en el PEN.</text:p>
        </text:list-item>
        <text:list-item>
          <text:p text:style-name="P27">Mantener relaciones en materia estadística con los organismos internacionales y oficinas estadísticas extranjeras, en colaboración con el Ministerio de Asuntos Exteriores español.</text:p>
        </text:list-item>
        <text:list-item>
          <text:p text:style-name="P27">Preparar y ejecutar los planes generales de cooperación técnica internacional en materia estadística.</text:p>
        </text:list-item>
        <text:list-item>
          <text:p text:style-name="P27">El perfeccionamiento profesional de su personal y el del resto de los servicios estadísticos; la celebración de acuerdos y convenios; la propuesta de normas reglamentarias en materia estadística .</text:p>
        </text:list-item>
      </text:list>
      <text:p text:style-name="P1"><text:soft-page-break/></text:p>
      <text:p text:style-name="P8">Los otros servicios de estadística</text:p>
      <text:p text:style-name="P1"/>
      <text:list xml:id="list43608948" text:style-name="L15">
        <text:list-item>
          <text:p text:style-name="P28">Cada Ministerio cuenta con un departamento de estadística con el que realiza</text:p>
          <text:p text:style-name="P28">aquellos estudios directamente relacionados con su ámbito. Así, el Ministerio de Educación, Cultura y Deporte publica estadísticas sobre el alumnado universitario y el Ministerio de Agricultura, Alimentación y Medio ambiente realiza estudios específicos sobre explotaciones ganaderas.</text:p>
        </text:list-item>
        <text:list-item>
          <text:p text:style-name="P28">El Banco de España.</text:p>
        </text:list-item>
        <text:list-item>
          <text:p text:style-name="P28">El Consejo General del Poder Judicial.</text:p>
        </text:list-item>
      </text:list>
      <text:p text:style-name="P1"/>
      <text:p text:style-name="P1">Además, los departamentos ministeriales y demás entidades dependientes de la</text:p>
      <text:p text:style-name="P1">Administración General del Estado colaboran con el INE en la formulación del Plan</text:p>
      <text:p text:style-name="P1">Estadístico Nacional <text:s/>y sus programas anuales desarrollo, proponiendo la inclusión de algunas operaciones en el ámbito exclusivo de sus competencias.</text:p>
      <text:p text:style-name="P1"/>
      <text:list xml:id="list43590937" text:style-name="L16">
        <text:list-item>
          <text:p text:style-name="P29">Formular Planes Estadísticos Sectoriales en temas relacionados con su departamento ministerial.</text:p>
        </text:list-item>
        <text:list-item>
          <text:p text:style-name="P29">Elaborar y ejecutar los proyectos que se le encomienden en el PEN.</text:p>
        </text:list-item>
        <text:list-item>
          <text:p text:style-name="P29">Garantizar la salvaguarda del secreto estadístico.</text:p>
        </text:list-item>
        <text:list-item>
          <text:p text:style-name="P29">Utilizar los datos administrativos del Ministerio y formar los directorios</text:p>
        </text:list-item>
        <text:list-item>
          <text:p text:style-name="P29">necesarios para su elaboración.</text:p>
        </text:list-item>
        <text:list-item>
          <text:p text:style-name="P43"><text:span text:style-name="T7"><text:s/></text:span><text:span text:style-name="T5">Publicar y difundir tanto resultados como metodologías de sus estadísticas.</text:span></text:p>
        </text:list-item>
        <text:list-item>
          <text:p text:style-name="P29">Además, para la realización de estas estadísticas se establecen de manera habitual acuerdos de colaboración con otras Administraciones Públicas.</text:p>
        </text:list-item>
      </text:list>
      <text:p text:style-name="P1"/>
      <text:p text:style-name="P1">La actividad realizada por los agentes productores de estadísticas para fines estatales</text:p>
      <text:p text:style-name="P1">(INE, servicios estadísticos de los Departamentos Ministeriales, Consejo General del Poder Judicial y Banco de España) queda recogida en una memoria explicativa realizada por el INE en colaboración con el resto de productores.</text:p>
      <text:p text:style-name="P6"/>
      <text:p text:style-name="P4"/>
      <text:p text:style-name="P1">Para cada ejercicio y para el cuatrienio de referencia del Plan Estadístico Nacional se</text:p>
      <text:p text:style-name="P1">presenta una memoria explicativa al Consejo Superior de Estadística, como máximo</text:p>
      <text:p text:style-name="P1">órgano consultivo de los servicios estadísticos estatales.</text:p>
      <text:p text:style-name="P1"/>
      <text:p text:style-name="P1">En la memoria explicativa se detallan los proyectos de operaciones estadísticas realizados durante el ejercicio y el grado de ejecución del Plan Estadístico Nacional, junto con una exposición de los problemas suscitados y demás circunstancias relacionadas con el Consejo.</text:p>
      <text:p text:style-name="P1"/>
      <text:p text:style-name="P1"><text:soft-page-break/>Además, se incluyen datos relevantes sobre la actividad estadística desarrollada, como son las altas y bajas en el PEN producidas en el año, las operaciones estadísticas dictaminadas por el Consejo, los convenios y acuerdos de colaboración firmados, el personal encargado de la realización de las estadísticas, la legislación estadística aprobada y la organización de las unidades del departamento ministerial relacionadas con el ámbito estadístico.</text:p>
      <text:p text:style-name="P8"/>
      <text:p text:style-name="P8">El Consejo Superior de Estadística</text:p>
      <text:p text:style-name="P8"/>
      <text:p text:style-name="P1">El Consejo Superior de Estadística (CSE) es el máximo órgano consultivo de la estadística pública y de participación social de los productores, informantes y usuarios de las estadísticas para fines estatales, donde están representados las organizaciones sindicales y empresariales y otros grupos e instituciones sociales, económicas y académicas, junto a los Departamentos ministeriales y al Instituto Nacional de Estadística.</text:p>
      <text:p text:style-name="P1"/>
      <text:p text:style-name="P1">Funciones:</text:p>
      <text:list xml:id="list43610567" text:style-name="L17">
        <text:list-item>
          <text:p text:style-name="P30">Elaborar propuestas y recomendaciones, previas a la formulación del anteproyecto del Plan Estadístico Nacional y los planes y programas anuales que hayan de desarrollarse en ejecución del mismo, sobre las necesidades nacionales en materia estadística y la adaptación y mejora de los medios existentes.</text:p>
        </text:list-item>
        <text:list-item>
          <text:p text:style-name="P30">Dictaminar preceptivamente todos los proyectos de estadísticas para fines</text:p>
        </text:list-item>
        <text:list-item>
          <text:p text:style-name="P30">estatales, así como el anteproyecto del Plan Estadístico Nacional.</text:p>
        </text:list-item>
        <text:list-item>
          <text:p text:style-name="P44"><text:span text:style-name="T6">F</text:span><text:span text:style-name="T5">ormular recomendaciones sobre la correcta aplicación del secreto estadístico.</text:span></text:p>
          <text:p text:style-name="P30"/>
        </text:list-item>
      </text:list>
      <text:p text:style-name="P1">El CSE tiene como misión contribuir a la armonización de las estadísticas, al mejor</text:p>
      <text:p text:style-name="P1">aprovechamiento de los recursos destinados a su elaboración y a una mayor adecuación a las necesidades de información de los usuarios, así como a facilitar el suministro de datos primarios por los informantes.</text:p>
      <text:p text:style-name="P8"/>
      <text:p text:style-name="P1">El Presidente es el Ministro de Economía y Competitividad y el Vicepresidente, el Presidente del Instituto Nacional de Estadística. </text:p>
      <text:p text:style-name="P1"/>
      <text:p text:style-name="P1">En la actualidad hay 38 consejeros, la mitad representantes de la Administración General del Estado (INE y cada uno de los departamentos ministeriales) y la mitad representantes de organizaciones sindicales y empresariales y demás grupos e instituciones sociales, económicas y académicas suficientemente representativas.</text:p>
      <text:p text:style-name="P6"/>
      <text:p text:style-name="P1">Habitualmente, el CSE se reúne una vez al año en Pleno. </text:p>
      <text:p text:style-name="P1">En el Orden del día de la sesión plenaria del CSE son habituales los siguientes temas:</text:p>
      <text:list xml:id="list43596521" text:style-name="L18">
        <text:list-item>
          <text:p text:style-name="P31"><text:soft-page-break/>Dictamen del Plan Estadístico Nacional: El CSE dictamina en Pleno el anteproyecto de Real Decreto por el que se aprueba el Plan Estadístico Nacional (cada cuatro años), da el visto bueno del dictamen del anteproyecto de Real Decreto por el que se aprueba el Programa anual aprobado por la Comisión Permanente y aprueba las Propuestas y Recomendaciones previas a la formulación del PEN (si es el caso).</text:p>
        </text:list-item>
        <text:list-item>
          <text:p text:style-name="P31">Dictamen sobre operaciones estadísticas para fines estatales: El Pleno del CSE es informado de los dictámenes sobre operaciones estadísticas aprobados por la Comisión Permanente desde la última sesión plenaria y aprueba los dictámenesque cuentan con voto particular, si es el caso.</text:p>
        </text:list-item>
        <text:list-item>
          <text:p text:style-name="P31">Memorias anuales de los órganos estadísticos colegiados: El CSE aprueba la</text:p>
          <text:p text:style-name="P31">Memoria anual de su actividad y es informado de la actividad realizada por la</text:p>
          <text:p text:style-name="P31">Comisión Interministerial de Estadística y por el Comité Interterritorial de</text:p>
          <text:p text:style-name="P31">Estadística a través de sus memorias anuales.</text:p>
        </text:list-item>
      </text:list>
      <text:list xml:id="list43597356" text:style-name="L19">
        <text:list-item>
          <text:p text:style-name="P32">Memoria explicativa de la actividad del INE, de los departamentos ministeriales, del Consejo General del Poder Judicial y del Banco de España relativa al año anterior: proyectos realizados, problemas suscitados, grado</text:p>
          <text:p text:style-name="P32">de ejecución del PEN.</text:p>
        </text:list-item>
      </text:list>
      <text:p text:style-name="P4"/>
      <text:p text:style-name="P8"><text:s/>La Comisión Interministerial de Estadística (CIME)</text:p>
      <text:p text:style-name="P12"/>
      <text:p text:style-name="P1">Es un órgano de participación de los servicios estadíscos responsables de la elaboración de las estadísticas en el ámbito de la Administración del Estado.</text:p>
      <text:p text:style-name="P1"/>
      <text:p text:style-name="P1">Presidida por el Presidente del Instituto Nacional de Estadística </text:p>
      <text:p text:style-name="P1"/>
      <text:p text:style-name="P1">Objetivos:</text:p>
      <text:p text:style-name="P1">a) Coordinar horizontalmente las actividades de los servicios estadísticos estatales y</text:p>
      <text:p text:style-name="P1">fortalecer la cooperación entre ellos.</text:p>
      <text:p text:style-name="P1">b) Integrar los sistemas de información estadística, homogeneizando y normalizando</text:p>
      <text:p text:style-name="P1">los aspectos conceptuales y metodológicos de las estadísticas (definiciones,</text:p>
      <text:p text:style-name="P1">unidades, clasificaciones, nomenclaturas, códigos, etc.).</text:p>
      <text:p text:style-name="P1">c) Mantener y actualizar el inventario de operaciones estadísticas.</text:p>
      <text:p text:style-name="P1">d) Promover la formación y mantenimiento de registros y directorios de unidades</text:p>
      <text:p text:style-name="P1">estadísticas, como marco para la realización de censos y encuestas.</text:p>
      <text:p text:style-name="P1">e) Conocer los proyectos de implantación, revisión o supresión de registros y</text:p>
      <text:p text:style-name="P1">cuestionarios administrativos cuando sean fuente de estadísticas para fines</text:p>
      <text:p text:style-name="P1">estatales.</text:p>
      <text:p text:style-name="P1">f) Fomentar la utilización racional de las fuentes de datos disponibles, tanto de origen estadístico como administrativo, y facilitar el intercambio y explotación conjunta de archivos de datos y directorios entre los servicios estadísticos, respetando, en todo caso, la normativa del secreto estadístico.</text:p>
      <text:p text:style-name="P1"><text:soft-page-break/>g) Promover la más adecuada difusión de los resultados de las estadísticas para fines</text:p>
      <text:p text:style-name="P1">estatales y de sus correspondientes metodologías.</text:p>
      <text:p text:style-name="P1">h) Fomentar el perfeccionamiento profesional del personal de los servicios</text:p>
      <text:p text:style-name="P1">estadísticos de la Administración Central del Estado.</text:p>
      <text:p text:style-name="P1"/>
      <text:p text:style-name="P1">En la actualidad, hay 16 vocales: los directores generales del INE, un representante de cada uno de los departamentos ministeriales y un representante del Banco de España.</text:p>
      <text:p text:style-name="P3"/>
      <text:p text:style-name="P1">Asuntos que trata el Pleno de la Comisión Interministerial de Estadística :</text:p>
      <text:list xml:id="list43586527" text:style-name="L20">
        <text:list-item>
          <text:p text:style-name="P45"><text:span text:style-name="T7"><text:s/>P</text:span><text:span text:style-name="T5">ropuestas de inclusión de nuevas operaciones en el PEN.</text:span></text:p>
        </text:list-item>
        <text:list-item>
          <text:p text:style-name="P33">Propuestas y recomendaciones del CSE sobre las necesidades</text:p>
          <text:p text:style-name="P33">nacionales en materia estadística.</text:p>
        </text:list-item>
        <text:list-item>
          <text:p text:style-name="P33">informar el anteproyecto del Plan Estadístico Nacional y los Programas anuales.</text:p>
        </text:list-item>
        <text:list-item>
          <text:p text:style-name="P33">Elaborar las Normas de elaboración de cada Plan Estadístico Nacional.</text:p>
        </text:list-item>
        <text:list-item>
          <text:p text:style-name="P33">Temas de interés general para los servicios estadísticos de la</text:p>
          <text:p text:style-name="P33">Administración del Estado.</text:p>
        </text:list-item>
        <text:list-item>
          <text:p text:style-name="P33">Elaborar la memoria anual de actividades de la CIME y la memoria explicativa de la actividad del INE y de los servicios estadísticos de los departamentos ministeriales, del Consejo General del Poder Judicial y del Banco de España.</text:p>
        </text:list-item>
      </text:list>
      <text:p text:style-name="P1"/>
      <text:p text:style-name="P8">El Comité Interterritorial de Estadística (CIME)</text:p>
      <text:p text:style-name="P12"/>
      <text:p text:style-name="P1">Órgano colegiado encargado de velar por la coordinación, la cooperación y la homogeneización en materia estadística entre el Estado y las Comunidades Autónomas.</text:p>
      <text:p text:style-name="P1"><text:span text:style-name="T9">F</text:span>unciones:</text:p>
      <text:list xml:id="list43598357" text:style-name="L21">
        <text:list-item>
          <text:p text:style-name="P34">Informar previo a la formulación del anteproyecto del Plan Estadístico Nacional y sus planes y programas anuales desarrollo.</text:p>
        </text:list-item>
        <text:list-item>
          <text:p text:style-name="P34">Impulsar acuerdos para homogeneizar y normalizar los conceptos, definiciones, unidades estadísticas, clasificaciones, nomenclaturas y códigos que hagan factible la comparabilidad, la integración y el análisis de los datos y los resultados obtenidos.</text:p>
        </text:list-item>
        <text:list-item>
          <text:p text:style-name="P34">Promover el mejor funcionamiento y el mayor rendimiento de los servicios</text:p>
          <text:p text:style-name="P34">estadísticos y la explotación conjunta, por parte de la Administración del Estado y de las Comunidades Autónomas, de los datos procedentes de fuentes</text:p>
        </text:list-item>
        <text:list-item>
          <text:p text:style-name="P34">administrativas.</text:p>
        </text:list-item>
        <text:list-item>
          <text:p text:style-name="P46"><text:span text:style-name="T5">Propiciar los intercambios necesarios entre ambas Administraciones para completar y mejorar directorios y registros, para la coordinación de sus sistemas integrados de información estadística, y para la formación del </text:span><text:soft-page-break/><text:span text:style-name="T5">inventario de las estadísticas disponibles.</text:span></text:p>
        </text:list-item>
      </text:list>
      <text:list xml:id="list43614343" text:style-name="L22">
        <text:list-item>
          <text:p text:style-name="P35">Potenciar el intercambio de experiencias metodológicas en materia estadística, incluyendo los procedimientos de recogida y tratamiento de datos y llevar a cabo el seguimiento periódico de los convenios de cooperación en materia estadística que se hayan establecido.</text:p>
        </text:list-item>
      </text:list>
      <text:p text:style-name="P3"/>
      <text:p text:style-name="P8">Planificación y producción estadística</text:p>
      <text:p text:style-name="P8"/>
      <text:p text:style-name="P8">Plan Estadístico Nacional (PEN)</text:p>
      <text:p text:style-name="P1">La producción de estadísticas oficiales requiere de una planificación coordinada con la suficiente antelación, con el fin de garantizar la elaboración de las estadísticas previstas. Para ello será preciso disponer en el plazo establecido de los recursos económicos necesarios, del personal especializado y las herramientas específicas.</text:p>
      <text:p text:style-name="P1"/>
      <text:p text:style-name="P1">El Plan Estadístico Nacional (PEN), <text:s/>es el principal instrumento ordenador de la actividad estadística de la Administración General del Estado. Su formación y contenido están regulados por la Ley de la Función Estadística Pública y se aprueba mediante Real Decreto.</text:p>
      <text:p text:style-name="P1"/>
      <text:p text:style-name="P1">El PEN tiene una vigencia de cuatro años y contiene las estadísticas que los servicios</text:p>
      <text:p text:style-name="P1">estadísticos estatales se han comprometido a elaborar durante el cuatrienio de vigencia del Plan. </text:p>
      <text:p text:style-name="P1">Es formulado por el INE en colaboración de los demás servicios estadísticos estatales y en su tramitación intervienen el CSE, la CIME y el CITE, de modo que se garantiza la participación de los principales grupos de interés del Sistema Estadístico Estatal: productores, informantes y usuarios.</text:p>
      <text:p text:style-name="P1"><text:span text:style-name="T1">P</text:span>ara cada operación estadística se detalla:</text:p>
      <text:list xml:id="list43590945" text:style-name="L23">
        <text:list-item>
          <text:p text:style-name="P36">Código de identificación, de cuatro dígitos .</text:p>
        </text:list-item>
        <text:list-item>
          <text:p text:style-name="P36">Nombre de la estadística.</text:p>
        </text:list-item>
        <text:list-item>
          <text:p text:style-name="P36">Fines: Objetivos principales de la estadística. </text:p>
        </text:list-item>
        <text:list-item>
          <text:p text:style-name="P36">Organismos que intervienen</text:p>
        </text:list-item>
        <text:list-item>
          <text:p text:style-name="P47"><text:span text:style-name="T6">D</text:span><text:span text:style-name="T5">escripción general : Breve descripción de las principales variables de la estadística y de algunas características del proceso (como puede ser la metodología de la recogida de datos).</text:span></text:p>
        </text:list-item>
        <text:list-item>
          <text:p text:style-name="P36">Colectivo: Universo o población al que está referido la operación estadística.</text:p>
        </text:list-item>
      </text:list>
      <text:list xml:id="list43591152" text:style-name="L24">
        <text:list-item>
          <text:p text:style-name="P37">Créditos presupuestarios necesarios para su financiación.</text:p>
        </text:list-item>
      </text:list>
      <text:p text:style-name="P4"/>
      <text:p text:style-name="P1">Además, en el PEN se detallan las líneas estratégicas establecidas por los servicios</text:p>
      <text:p text:style-name="P1">estadísticos estatales en el cuatrienio de vigencia. El PEN 2017-2020</text:p>
      <text:p text:style-name="P1">asume el Código de Buenas Prácticas de las Estadísticas Europeas (CBPEE) como</text:p>
      <text:p text:style-name="P1">propio, de modo que las estadísticas para fines estatales tienen la obligación de cumplir los principios recogidos en este Código.</text:p>
      <text:p text:style-name="P1"><text:soft-page-break/>No todas las estadísticas oficiales están incluidas en el Plan Estadístico Nacional, Ya que para formar parte del PEN tienen que cumplir una serie de requisitos (además de los recogidos en el CBPEE) entre los que se encuentra preservar el secreto estadístico, ser de interés estatal, realizarse de manera obligatoria o publicar los resultados en el plazo previsto.</text:p>
      <text:p text:style-name="P1">Como contrapartida, los productores gozan de una serie de ventajas, ya que se consideran de cumplimentación obligatoria (a los informantes que no responden se les puede aplicar procedimiento sancionador) y sus resultados se consideran oficiales.</text:p>
      <text:p text:style-name="P8"/>
      <text:p text:style-name="P8"><text:s/>Programas anuales desarrollo (PA)</text:p>
      <text:p text:style-name="P1">Para cada Plan Estadístico Nacional se formulan cuatro Programas Anuales que contienen los trabajos concretos que han de realizarse en dicho año con el fin de ejecutar el Plan Estadístico Nacional. Al igual que el PEN, se aprueban mediante real decreto.</text:p>
      <text:p text:style-name="P1">Los Programas Anuales se utilizan como herramientas de actualización del PEN con los que incorporar estadísticas no incluidas inicialmente en él y que deban</text:p>
      <text:p text:style-name="P1">realizarse (por requerimientos europeos, cambios legislativos o para satisfacer demandas urgentes de la sociedad). </text:p>
      <text:p text:style-name="P1">Del mismo modo, a través de los Programas Anuales se eliminan del Plan las estadísticas que han dejado de realizarse. y se pueden modificar las estimaciones de costes a incorporar en los Presupuestos Generales del Estado.</text:p>
      <text:p text:style-name="P4"/>
      <text:p text:style-name="P8">El Inventario de Operaciones Estadísticas (IOE)</text:p>
      <text:p text:style-name="P1">Es un repertorio de las operaciones estadísticas realizadas por el Instituto Nacional de Estadística, los Departamentos Ministeriales, el Banco de España y el Consejo General del Poder Judicial.</text:p>
      <text:p text:style-name="P1"/>
      <text:p text:style-name="P1">Constituye una herramienta fundamental de coordinación y planificación estadística y sirve de base para la formulación del Plan Estadístico Nacional.</text:p>
      <text:p text:style-name="P1"/>
      <text:p text:style-name="P1">El INE es el responsable de elaborar, mantener y actualizar el IOE, tarea que lleva a cabo de manera continua desde su primera publicación en 1990. Para ello, ha diseñado una ficha técnica de operación estadística, en la que se describen las principales características metodológicas de la estadística, que tienen que cumplimentar los servicios responsables de cada operación.</text:p>
      <text:p text:style-name="P1">El IOE es accesible al público a través de la página web del INE y en él se puede</text:p>
      <text:p text:style-name="P1">consultar la ficha de cada una de las operaciones inventariadas, o bien obtener la relación de operaciones según diferentes criterios:</text:p>
      <text:list xml:id="list43609180" text:style-name="L25">
        <text:list-item>
          <text:p text:style-name="P39">Por organismo responsable.</text:p>
        </text:list-item>
        <text:list-item>
          <text:p text:style-name="P39">Por sector o tema.</text:p>
        </text:list-item>
        <text:list-item>
          <text:p text:style-name="P39">Por clase de operación estadística.</text:p>
        </text:list-item>
      </text:list>
      <text:list xml:id="list43597953" text:style-name="L26">
        <text:list-item>
          <text:p text:style-name="P48"><text:soft-page-break/><text:span text:style-name="T6">P</text:span><text:span text:style-name="T5">or metodología de la recogida de datos.</text:span></text:p>
        </text:list-item>
        <text:list-item>
          <text:p text:style-name="P40">Por nivel de desagregación territorial.</text:p>
        </text:list-item>
        <text:list-item>
          <text:p text:style-name="P40">Por forma de recogida de datos.</text:p>
        </text:list-item>
        <text:list-item>
          <text:p text:style-name="P40">Por tipo de operación estadística.</text:p>
        </text:list-item>
        <text:list-item>
          <text:p text:style-name="P48"><text:span text:style-name="T6">P</text:span><text:span text:style-name="T5">or si figuran en el Plan Estadístico Nacional vigente.</text:span></text:p>
        </text:list-item>
        <text:list-item>
          <text:p text:style-name="P48"><text:span text:style-name="T6">P</text:span><text:span text:style-name="T5">or si están reguladas por la legislación estadística de la Unión Europea</text:span></text:p>
        </text:list-item>
      </text:list>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SymbolMT" svg:font-family="SymbolMT"/>
    <style:font-face style:name="Arial1" svg:font-family="Arial" style:font-family-generic="swiss"/>
    <style:font-face style:name="Arial Black" svg:font-family="'Arial Black'" style:font-family-generic="swiss"/>
    <style:font-face style:name="Calibri1" svg:font-family="Calibri" style:font-family-generic="swiss"/>
    <style:font-face style:name="Times New Roman1" svg:font-family="'Times New 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22:54:14.05</meta:creation-date>
    <dc:date>2017-03-28T06:18:57.63</dc:date>
    <meta:editing-duration>PT43M16S</meta:editing-duration>
    <meta:editing-cycles>4</meta:editing-cycles>
    <meta:generator>LibreOffice/3.5$Windows_x86 LibreOffice_project/235ab8a-3802056-4a8fed3-2d66ea8-e241b80</meta:generator>
    <meta:document-statistic meta:table-count="0" meta:image-count="0" meta:object-count="0" meta:page-count="14" meta:paragraph-count="236" meta:word-count="4403" meta:character-count="29706" meta:non-whitespace-character-count="25634"/>
  </office:meta>
</office:document-meta>
</file>